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list-format-name="NLF0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Segoe UI" style:font-name-complex="Segoe UI" fo:font-size="12pt" style:font-size-asian="12pt" style:font-size-complex="12pt"/>
    </style:style>
    <style:style style:name="P2" style:parent-style-name="Normal" style:family="paragraph">
      <style:text-properties style:font-name="Segoe UI" style:font-name-complex="Segoe UI" fo:font-size="12pt" style:font-size-asian="12pt" style:font-size-complex="12pt"/>
    </style:style>
    <style:style style:name="P3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4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5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6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7" style:parent-style-name="Normal" style:family="paragraph">
      <style:text-properties style:font-name="Segoe UI" style:font-name-complex="Segoe UI" fo:font-size="12pt" style:font-size-asian="12pt" style:font-size-complex="12pt"/>
    </style:style>
    <style:style style:name="P8" style:parent-style-name="Normal" style:family="paragraph">
      <style:text-properties style:font-name="Segoe UI" style:font-name-complex="Segoe UI"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text-properties style:font-name="Segoe UI" style:font-name-complex="Segoe UI" fo:font-size="12pt" style:font-size-asian="12pt" style:font-size-complex="12pt"/>
    </style:style>
    <style:style style:name="P10" style:parent-style-name="Normal" style:family="paragraph">
      <style:text-properties style:font-name="Segoe UI" style:font-name-complex="Segoe UI" fo:font-weight="bold" style:font-weight-asian="bold" style:font-weight-complex="bold" fo:font-size="12pt" style:font-size-asian="12pt" style:font-size-complex="12pt"/>
    </style:style>
    <style:style style:name="P11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12" style:parent-style-name="Normal" style:family="paragraph">
      <style:text-properties style:font-name="Segoe UI" style:font-name-complex="Segoe UI" fo:font-weight="bold" style:font-weight-asian="bold" style:font-weight-complex="bold" fo:font-size="12pt" style:font-size-asian="12pt" style:font-size-complex="12pt"/>
    </style:style>
    <style:style style:name="P13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14" style:parent-style-name="Normal" style:family="paragraph">
      <style:paragraph-properties fo:margin-left="0.25in">
        <style:tab-stops/>
      </style:paragraph-properties>
      <style:text-properties style:font-name="Segoe UI" style:font-name-complex="Segoe UI" fo:font-size="12pt" style:font-size-asian="12pt" style:font-size-complex="12pt"/>
    </style:style>
    <style:style style:name="P15" style:parent-style-name="Normal" style:list-style-name="LFO1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C1E21" style:letter-kerning="false" style:language-asian="en" style:country-asian="GB"/>
    </style:style>
    <style:style style:name="P16" style:parent-style-name="Normal" style:list-style-name="LFO1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C1E21" style:letter-kerning="false" style:language-asian="en" style:country-asian="GB"/>
    </style:style>
    <style:style style:name="P17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style:language-asian="en" style:country-asian="GB"/>
    </style:style>
    <style:style style:name="P1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style:language-asian="en" style:country-asian="GB"/>
    </style:style>
    <style:style style:name="P19" style:parent-style-name="Normal" style:list-style-name="LFO1" style:family="paragraph">
      <style:paragraph-properties fo:margin-top="0.0694in" fo:margin-bottom="0.0694in" fo:line-height="100%"/>
    </style:style>
    <style:style style:name="T2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3" style:parent-style-name="Normal" style:list-style-name="LFO1" style:family="paragraph">
      <style:paragraph-properties fo:margin-top="0.0694in" fo:margin-bottom="0.0694in" fo:line-height="100%"/>
    </style:style>
    <style:style style:name="T2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5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26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27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28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29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3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1" style:parent-style-name="Normal" style:list-style-name="LFO1" style:family="paragraph">
      <style:paragraph-properties fo:margin-top="0.0416in" fo:margin-bottom="0.0694in" fo:line-height="100%"/>
    </style:style>
    <style:style style:name="T3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33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34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35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36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3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8" style:parent-style-name="Normal" style:list-style-name="LFO1" style:family="paragraph">
      <style:paragraph-properties fo:margin-top="0.0416in" fo:margin-bottom="0.0694in" fo:line-height="100%"/>
    </style:style>
    <style:style style:name="T3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40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41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4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4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4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45" style:parent-style-name="Normal" style:list-style-name="LFO1" style:family="paragraph">
      <style:paragraph-properties fo:margin-top="0.0694in" fo:margin-bottom="0.0694in" fo:line-height="100%"/>
    </style:style>
    <style:style style:name="T4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4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4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49" style:parent-style-name="Normal" style:list-style-name="LFO1" style:family="paragraph">
      <style:paragraph-properties fo:margin-top="0.0694in" fo:margin-bottom="0.0694in" fo:line-height="100%"/>
    </style:style>
    <style:style style:name="T5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51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5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53" style:parent-style-name="Normal" style:list-style-name="LFO1" style:family="paragraph">
      <style:paragraph-properties fo:margin-top="0.0416in" fo:margin-bottom="0.0694in" fo:line-height="100%"/>
    </style:style>
    <style:style style:name="T5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5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5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57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5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59" style:parent-style-name="Normal" style:list-style-name="LFO1" style:family="paragraph">
      <style:paragraph-properties fo:margin-top="0.0416in" fo:margin-bottom="0.0694in" fo:line-height="100%"/>
    </style:style>
    <style:style style:name="T6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61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6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6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64" style:parent-style-name="ListParagraph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65" style:parent-style-name="Normal" style:list-style-name="LFO1" style:family="paragraph">
      <style:paragraph-properties fo:margin-top="0.0694in" fo:margin-bottom="0.0694in" fo:line-height="100%"/>
    </style:style>
    <style:style style:name="T6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67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68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69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70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71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7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73" style:parent-style-name="Normal" style:list-style-name="LFO1" style:family="paragraph">
      <style:paragraph-properties fo:margin-top="0.0416in" fo:margin-bottom="0.0694in" fo:line-height="100%"/>
    </style:style>
    <style:style style:name="T7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75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76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77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78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79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8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1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2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3" style:parent-style-name="ListParagraph" style:list-style-name="LFO9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5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86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7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8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90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9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9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9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9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95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</office:automatic-styles>
  <office:body>
    <office:text text:use-soft-page-breaks="true">
      <text:p text:style-name="P1">Plan for tutorial:</text:p>
      <text:p text:style-name="P2"/>
      <text:list text:style-name="LFO1" text:continue-numbering="true">
        <text:list-item>
          <text:p text:style-name="P3">Screenshot all steps taken</text:p>
        </text:list-item>
        <text:list-item>
          <text:p text:style-name="P4">Could offer a brief explanation on zooming out and navigating around the screen (not sure if this is overkill)</text:p>
        </text:list-item>
        <text:list-item>
          <text:p text:style-name="P5">I could put in my data from python as a .csv file so people who use the tutorial can compare the data they made?</text:p>
        </text:list-item>
        <text:list-item>
          <text:p text:style-name="P6">Base tutorial off each screenshot.</text:p>
        </text:list-item>
      </text:list>
      <text:p text:style-name="P7"/>
      <text:p text:style-name="P8">4<text:tab/>Simulation using Aquarius</text:p>
      <text:p text:style-name="P9"/>
      <text:p text:style-name="P10">4.1.1<text:tab/>Lauch editor</text:p>
      <text:list text:style-name="LFO1" text:continue-numbering="true">
        <text:list-item>
          <text:p text:style-name="P11">Copy and paste<text:s/></text:p>
        </text:list-item>
      </text:list>
      <text:p text:style-name="P12">4.1.2<text:tab/>Define device geometry<text:s/></text:p>
      <text:list text:style-name="LFO1" text:continue-numbering="true">
        <text:list-item>
          <text:p text:style-name="P13">Directly below the menu bar,<text:s/>left-click the square<text:s/></text:p>
        </text:list-item>
      </text:list>
      <text:p text:style-name="P14">###insert "C:\Users\isaac\Downloads\KuasaSemi\aquarius-docs\static\img\examples\PN junction\p_region\01.png"</text:p>
      <text:list text:style-name="LFO1" text:continue-numbering="true">
        <text:list-item>
          <text:p text:style-name="P15">Position the cursor on the canvas to draw a rectangular shape:</text:p>
          <text:list text:continue-numbering="true">
            <text:list-item>
              <text:p text:style-name="P16">Left-click to start drawing.</text:p>
            </text:list-item>
            <text:list-item>
              <text:p text:style-name="P17">Left-click again to finish the shape.</text:p>
            </text:list-item>
          </text:list>
        </text:list-item>
      </text:list>
      <text:p text:style-name="P18"><text:s text:c="5"/>###insert "C:\Users\isaac\Downloads\KuasaSemi\aquarius-docs\static\img\examples\PN junction\p_region\02.png"</text:p>
      <text:list text:style-name="LFO1" text:continue-numbering="true">
        <text:list-item>
          <text:p text:style-name="P19"><text:span text:style-name="T20">After drawing the rectangle, the </text:span><text:span text:style-name="T21">Exact Coordinates</text:span><text:span text:style-name="T22"> dialog will open automatically:</text:span></text:p>
          <text:list text:continue-numbering="true">
            <text:list-item>
              <text:p text:style-name="P23"><text:span text:style-name="T24">Set the First Vertex to </text:span><text:span text:style-name="T25">(</text:span><text:span text:style-name="T26">-0.1</text:span><text:span text:style-name="T27">,<text:s/></text:span><text:span text:style-name="T28">0</text:span><text:span text:style-name="T29">)</text:span><text:span text:style-name="T30">.</text:span></text:p>
            </text:list-item>
            <text:list-item>
              <text:p text:style-name="P31"><text:span text:style-name="T32">Set the Second Vertex to </text:span><text:span text:style-name="T33">(</text:span><text:span text:style-name="T34">0</text:span><text:span text:style-name="T35">.1</text:span><text:span text:style-name="T36">, 1)</text:span><text:span text:style-name="T37">.</text:span></text:p>
            </text:list-item>
            <text:list-item>
              <text:p text:style-name="P38"><text:span text:style-name="T39">Click </text:span><text:span text:style-name="T40">OK</text:span><text:span text:style-name="T41"> to confirm.</text:span></text:p>
            </text:list-item>
          </text:list>
        </text:list-item>
      </text:list>
      <text:p text:style-name="P42">###insert<text:s/>"C:\Users\isaac\Downloads\KuasaSemi\aquarius-docs\static\img\examples\PN junction\p_region\03.png"</text:p>
      <text:p text:style-name="P43"/>
      <text:p text:style-name="P44"/>
      <text:soft-page-break/>
      <text:list text:style-name="LFO1" text:continue-numbering="true">
        <text:list-item>
          <text:p text:style-name="P45"><text:span text:style-name="T46">The </text:span><text:span text:style-name="T47">Region Properties</text:span><text:span text:style-name="T48"> dialog will then open:</text:span></text:p>
          <text:list text:continue-numbering="true">
            <text:list-item>
              <text:p text:style-name="P49"><text:span text:style-name="T50">Set the Region Material to </text:span><text:span text:style-name="T51">Silicon (Si)</text:span><text:span text:style-name="T52">;</text:span></text:p>
            </text:list-item>
            <text:list-item>
              <text:p text:style-name="P53"><text:span text:style-name="T54">Set the<text:s/></text:span><text:span text:style-name="T55">Acceptor</text:span><text:span text:style-name="T56"><text:s/>Doping to </text:span><text:span text:style-name="T57">1E+16</text:span><text:span text:style-name="T58"><text:s/></text:span></text:p>
            </text:list-item>
            <text:list-item>
              <text:p text:style-name="P59"><text:span text:style-name="T60">Click </text:span><text:span text:style-name="T61">OK</text:span><text:span text:style-name="T62"> to confirm.</text:span></text:p>
            </text:list-item>
          </text:list>
        </text:list-item>
      </text:list>
      <text:p text:style-name="P63">##insert "C:\Users\isaac\Downloads\KuasaSemi\aquarius-docs\static\img\examples\PN junction\p_region\04.png"</text:p>
      <text:list text:style-name="LFO1" text:continue-numbering="true">
        <text:list-item>
          <text:p text:style-name="P64">Repeat process again<text:s/>but changing the colour of the region and<text:s/>this time with the following parameters:</text:p>
          <text:list text:continue-numbering="true">
            <text:list-item>
              <text:p text:style-name="P65"><text:span text:style-name="T66">Set the First Vertex to </text:span><text:span text:style-name="T67">(</text:span><text:span text:style-name="T68">-0.1</text:span><text:span text:style-name="T69">, 0</text:span><text:span text:style-name="T70">.1</text:span><text:span text:style-name="T71">)</text:span><text:span text:style-name="T72">.</text:span></text:p>
            </text:list-item>
            <text:list-item>
              <text:p text:style-name="P73"><text:span text:style-name="T74">Set the Second Vertex to </text:span><text:span text:style-name="T75">(</text:span><text:span text:style-name="T76">1</text:span><text:span text:style-name="T77">,<text:s/></text:span><text:span text:style-name="T78">2</text:span><text:span text:style-name="T79">)</text:span><text:span text:style-name="T80">.</text:span></text:p>
            </text:list-item>
            <text:list-item>
              <text:p text:style-name="P81">Set Donner concentration to 1E+16.</text:p>
            </text:list-item>
            <text:list-item>
              <text:p text:style-name="P82">Select a<text:s/>colour of choice for the<text:s/>N region. It is better to have it set as a different region to the P region for differentiability.<text:s/></text:p>
            </text:list-item>
          </text:list>
        </text:list-item>
      </text:list>
      <text:list text:style-name="LFO9" text:continue-numbering="true">
        <text:list-item>
          <text:p text:style-name="P83">Note: the two regions should be neatly on top of each other.</text:p>
        </text:list-item>
      </text:list>
      <text:p text:style-name="P84">### Insert<text:s/>"C:\Users\isaac\Downloads\KuasaSemi\aquarius-docs\static\img\examples\PN junction\n_region\07.png"</text:p>
      <text:p text:style-name="P85">4.1.3<text:tab/><text:tab/>Define device contacts</text:p>
      <text:p text:style-name="P86">***Copy and past define contacts in resistor example but add my images</text:p>
      <text:p text:style-name="P87">4.1.4<text:tab/><text:tab/>Defining mesh construction lines</text:p>
      <text:p text:style-name="P88">As it was done in the simple resistor example, an initial grid is defined. Here the mesh will be slightly different as we are simulating a PN diode which is slightly more complex than a resistor.<text:s/>In this example of a PN diode,<text:s/>It is necessary to have fixed vertical mesh and a graded horizontal mesh. The horizontal mesh should be graded in such a way that the spacing between the lines increases towards the depletion region at the centre of the diode.<text:s/>This is because the centre of the diode is a point of interest.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Normal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list-format-name="NLF0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saac Adams</meta:initial-creator>
    <dc:creator>Isaac Adams</dc:creator>
    <meta:creation-date>2025-08-26T17:12:00Z</meta:creation-date>
    <dc:date>2025-08-27T08:03:00Z</dc:date>
    <meta:template xlink:href="Normal" xlink:type="simple"/>
    <meta:editing-cycles>4</meta:editing-cycles>
    <meta:editing-duration>PT56280S</meta:editing-duration>
    <meta:document-statistic meta:page-count="3" meta:paragraph-count="5" meta:word-count="376" meta:character-count="2517" meta:row-count="17" meta:non-whitespace-character-count="2146"/>
  </office:meta>
</office:document-meta>
</file>